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2800000244ACF095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14%" draw:contrast="0%" draw:gamma="100%" draw:red="-61%" draw:green="-27%" draw:blue="-3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47.94cm" svg:height="23.12cm" svg:x="-0.232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2.3cm" svg:height="13.062cm" svg:x="3cm" svg:y="10.2cm">
          <draw:image xlink:href="Pictures/100002010000072800000244ACF095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.94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00:05:47.473505735</meta:creation-date>
    <dc:date>2019-05-03T00:35:52.775376741</dc:date>
    <meta:editing-duration>PT9M35S</meta:editing-duration>
    <meta:editing-cycles>4</meta:editing-cycles>
    <meta:generator>LibreOffice/4.2.8.2$Linux_X86_64 LibreOffice_project/420m0$Build-2</meta:generator>
    <meta:document-statistic meta:object-count="2"/>
  </office:meta>
</office:document-meta>
</file>